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wap-salary/" text:style-name="Internet_20_link" text:visited-style-name="Visited_20_Internet_20_Link"><text:span text:style-name="T1">627. Swap Salary</text:span></text:a></text:p>
      <text:section text:style-name="Sect1" text:name="headlessui-popover-button-:rd:">
        <text:p text:style-name="Standard"/>
      </text:section>
      <text:p text:style-name="P4">Easy</text:p>
      <text:p text:style-name="P4">1.6K</text:p>
      <text:p text:style-name="P4">560</text:p>
      <text:section text:style-name="Sect1" text:name="headlessui-popover-button-:ri:">
        <text:p text:style-name="Standard"/>
      </text:section>
      <text:section text:style-name="Sect1" text:name="headlessui-popover-button-:rl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Salary</text:span></text:span></text:p>
      <text:p text:style-name="P2">+-------------+----------+</text:p>
      <text:p text:style-name="P2">| Column Name | Type <text:s text:c="4"/>|</text:p>
      <text:p text:style-name="P2">+-------------+----------+</text:p>
      <text:p text:style-name="P2">| id <text:s text:c="9"/>| int <text:s text:c="5"/>|</text:p>
      <text:p text:style-name="P2">| name <text:s text:c="7"/>| varchar <text:s/>|</text:p>
      <text:p text:style-name="P2">| sex <text:s text:c="8"/>| ENUM <text:s text:c="4"/>|</text:p>
      <text:p text:style-name="P2">| salary <text:s text:c="5"/>| int <text:s text:c="5"/>|</text:p>
      <text:p text:style-name="P2">+-------------+----------+</text:p>
      <text:p text:style-name="P2">id is the primary key for this table.</text:p>
      <text:p text:style-name="P2">The sex column is ENUM value of type ('m', 'f').</text:p>
      <text:p text:style-name="P1">The table contains information about an employee.</text:p>
      <text:p text:style-name="P6"> </text:p>
      <text:p text:style-name="P5"><text:span text:style-name="T1">Write an SQL query to swap all </text:span><text:span text:style-name="Source_20_Text"><text:span text:style-name="T2">'f'</text:span></text:span><text:span text:style-name="T1"> and </text:span><text:span text:style-name="Source_20_Text"><text:span text:style-name="T2">'m'</text:span></text:span><text:span text:style-name="T1"> values (i.e., change all </text:span><text:span text:style-name="Source_20_Text"><text:span text:style-name="T2">'f'</text:span></text:span><text:span text:style-name="T1"> values to </text:span><text:span text:style-name="Source_20_Text"><text:span text:style-name="T2">'m'</text:span></text:span><text:span text:style-name="T1"> and vice versa) with a </text:span><text:span text:style-name="Strong_20_Emphasis"><text:span text:style-name="T1">single update statement</text:span></text:span><text:span text:style-name="T1"> and no intermediate temporary tables.</text:span></text:p>
      <text:p text:style-name="P5"><text:span text:style-name="T1">Note that you must write a single update statement, </text:span><text:span text:style-name="Strong_20_Emphasis"><text:span text:style-name="T1">do not</text:span></text:span><text:span text:style-name="T1"> write any select statement for this problem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alary table:</text:p>
      <text:p text:style-name="P2">+----+------+-----+--------+</text:p>
      <text:p text:style-name="P2">| id | name | sex | salary |</text:p>
      <text:p text:style-name="P2">+----+------+-----+--------+</text:p>
      <text:p text:style-name="P2">| 1 <text:s/>| A <text:s text:c="3"/>| m <text:s text:c="2"/>| 2500 <text:s text:c="2"/>|</text:p>
      <text:p text:style-name="P2">| 2 <text:s/>| B <text:s text:c="3"/>| f <text:s text:c="2"/>| 1500 <text:s text:c="2"/>|</text:p>
      <text:p text:style-name="P2">| 3 <text:s/>| C <text:s text:c="3"/>| m <text:s text:c="2"/>| 5500 <text:s text:c="2"/>|</text:p>
      <text:p text:style-name="P2">| 4 <text:s/>| D <text:s text:c="3"/>| f <text:s text:c="2"/>| 500 <text:s text:c="3"/>|</text:p>
      <text:p text:style-name="P2">+----+------+-----+--------+</text:p>
      <text:p text:style-name="P3"><text:span text:style-name="Strong_20_Emphasis"><text:span text:style-name="T1">Output:</text:span></text:span><text:span text:style-name="T1"> </text:span></text:p>
      <text:p text:style-name="P2">+----+------+-----+--------+</text:p>
      <text:p text:style-name="P2">| id | name | sex | salary |</text:p>
      <text:p text:style-name="P2">+----+------+-----+--------+</text:p>
      <text:p text:style-name="P2">| 1 <text:s/>| A <text:s text:c="3"/>| f <text:s text:c="2"/>| 2500 <text:s text:c="2"/>|</text:p>
      <text:p text:style-name="P2">| 2 <text:s/>| B <text:s text:c="3"/>| m <text:s text:c="2"/>| 1500 <text:s text:c="2"/>|</text:p>
      <text:p text:style-name="P2">| 3 <text:s/>| C <text:s text:c="3"/>| f <text:s text:c="2"/>| 5500 <text:s text:c="2"/>|</text:p>
      <text:p text:style-name="P2"><text:soft-page-break/>| 4 <text:s/>| D <text:s text:c="3"/>| m <text:s text:c="2"/>| 500 <text:s text:c="3"/>|</text:p>
      <text:p text:style-name="P2">+----+------+-----+--------+</text:p>
      <text:p text:style-name="P3"><text:span text:style-name="Strong_20_Emphasis"><text:span text:style-name="T1">Explanation:</text:span></text:span><text:span text:style-name="T1"> </text:span></text:p>
      <text:p text:style-name="P2">(1, A) and (3, C) were changed from 'm' to 'f'.</text:p>
      <text:p text:style-name="P1">(2, B) and (4, D) were changed from 'f' to 'm'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17:18:06.734000000</dc:date>
    <meta:editing-duration>PT9S</meta:editing-duration>
    <meta:editing-cycles>1</meta:editing-cycles>
    <meta:document-statistic meta:table-count="0" meta:image-count="0" meta:object-count="0" meta:page-count="2" meta:paragraph-count="46" meta:word-count="278" meta:character-count="1321" meta:non-whitespace-character-count="998"/>
    <meta:generator>LibreOffice/7.2.2.2$Windows_X86_64 LibreOffice_project/02b2acce88a210515b4a5bb2e46cbfb63fe97d56</meta:generator>
  </office:meta>
</office:document-meta>
</file>